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</style:style>
    <style:style style:name="ce2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in"/>
    </style:style>
    <style:style style:name="ce3" style:family="table-cell" style:parent-style-name="Default" style:data-style-name="N126">
      <style:table-cell-properties fo:border-bottom="none" fo:border-left="0.06pt solid #000000" fo:border-right="0.06pt solid #000000" fo:border-top="none"/>
    </style:style>
    <style:style style:name="ce4" style:family="table-cell" style:parent-style-name="Default" style:data-style-name="N126">
      <style:table-cell-properties fo:border-bottom="0.06pt solid #000000" fo:border-left="0.06pt solid #000000" fo:border-right="0.06pt solid #000000" fo:border-top="none"/>
    </style:style>
    <style:style style:name="ce5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</style:style>
    <style:style style:name="ce6" style:family="table-cell" style:parent-style-name="Default">
      <style:table-cell-properties fo:border-bottom="none" fo:border-left="0.06pt solid #000000" fo:border-right="none" fo:border-top="none"/>
    </style:style>
    <style:style style:name="ce7" style:family="table-cell" style:parent-style-name="Default">
      <style:table-cell-properties fo:border-bottom="0.06pt solid #000000" fo:border-left="0.06pt solid #000000" fo:border-right="none" fo:border-top="none"/>
    </style:style>
    <style:style style:name="ce8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order-bottom="0.06pt solid #000000" fo:border-left="none" fo:border-right="none" fo:border-top="none"/>
    </style:style>
    <style:style style:name="ce11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in"/>
    </style:style>
    <style:style style:name="ce12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</style:style>
    <style:style style:name="ce13" style:family="table-cell" style:parent-style-name="Default">
      <style:table-cell-properties fo:border-bottom="none" fo:border-left="none" fo:border-right="0.06pt solid #000000" fo:border-top="none"/>
    </style:style>
    <style:style style:name="ce14" style:family="table-cell" style:parent-style-name="Default">
      <style:table-cell-properties fo:border-bottom="0.06pt solid #000000" fo:border-left="none" fo:border-right="0.06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1" table:default-cell-style-name="ce6"/>
        <table:table-column table:style-name="co1" table:number-columns-repeated="2" table:default-cell-style-name="Default"/>
        <table:table-column table:style-name="co1" table:default-cell-style-name="ce13"/>
        <table:table-column table:style-name="co1" table:default-cell-style-name="ce6"/>
        <table:table-column table:style-name="co1" table:number-columns-repeated="2" table:default-cell-style-name="Default"/>
        <table:table-column table:style-name="co1" table:default-cell-style-name="ce13"/>
        <table:table-row table:style-name="ro1">
          <table:table-cell table:style-name="ce1" office:value-type="string" calcext:value-type="string" table:number-columns-spanned="1" table:number-rows-spanned="2">
            <text:p>D</text:p>
          </table:table-cell>
          <table:table-cell table:style-name="ce1" office:value-type="string" calcext:value-type="string" table:number-columns-spanned="4" table:number-rows-spanned="1">
            <text:p>g/gDW/h</text:p>
          </table:table-cell>
          <table:covered-table-cell table:number-columns-repeated="2" table:style-name="ce8"/>
          <table:covered-table-cell table:style-name="ce11"/>
          <table:table-cell table:style-name="ce1" office:value-type="string" calcext:value-type="string" table:number-columns-spanned="4" table:number-rows-spanned="1">
            <text:p>mmol/gDW/h (absolute)</text:p>
          </table:table-cell>
          <table:covered-table-cell table:number-columns-repeated="2" table:style-name="ce8"/>
          <table:covered-table-cell table:style-name="ce11"/>
        </table:table-row>
        <table:table-row table:style-name="ro1">
          <table:covered-table-cell table:style-name="ce2"/>
          <table:table-cell table:style-name="ce5" office:value-type="string" calcext:value-type="string">
            <text:p>qGlc</text:p>
          </table:table-cell>
          <table:table-cell table:style-name="ce9" office:value-type="string" calcext:value-type="string">
            <text:p>qO2</text:p>
          </table:table-cell>
          <table:table-cell table:style-name="ce9" office:value-type="string" calcext:value-type="string">
            <text:p>qEtOH</text:p>
          </table:table-cell>
          <table:table-cell table:style-name="ce12" office:value-type="string" calcext:value-type="string">
            <text:p>qCO2</text:p>
          </table:table-cell>
          <table:table-cell table:style-name="ce5" office:value-type="string" calcext:value-type="string">
            <text:p>qGlc</text:p>
          </table:table-cell>
          <table:table-cell table:style-name="ce9" office:value-type="string" calcext:value-type="string">
            <text:p>qO2</text:p>
          </table:table-cell>
          <table:table-cell table:style-name="ce9" office:value-type="string" calcext:value-type="string">
            <text:p>qEtOH</text:p>
          </table:table-cell>
          <table:table-cell table:style-name="ce12" office:value-type="string" calcext:value-type="string">
            <text:p>qCO2</text:p>
          </table:table-cell>
        </table:table-row>
        <table:table-row table:style-name="ro1">
          <table:table-cell office:value-type="float" office:value="0.196" calcext:value-type="float">
            <text:p>0.196</text:p>
          </table:table-cell>
          <table:table-cell office:value-type="float" office:value="-0.383013017801648" calcext:value-type="float">
            <text:p>-0.383013017801648</text:p>
          </table:table-cell>
          <table:table-cell office:value-type="float" office:value="-0.174893774465492" calcext:value-type="float">
            <text:p>-0.174893774465492</text:p>
          </table:table-cell>
          <table:table-cell office:value-type="float" office:value="0" calcext:value-type="float">
            <text:p>0</text:p>
          </table:table-cell>
          <table:table-cell office:value-type="float" office:value="0.243359866017799" calcext:value-type="float">
            <text:p>0.243359866017799</text:p>
          </table:table-cell>
          <table:table-cell table:formula="of:=-1*[.B3]*1000/180.1516" office:value-type="float" office:value="2.12605948435455" calcext:value-type="float">
            <text:p>2.12605948435455</text:p>
          </table:table-cell>
          <table:table-cell table:formula="of:=-1*[.C3]*1000/32" office:value-type="float" office:value="5.46543045204663" calcext:value-type="float">
            <text:p>5.46543045204663</text:p>
          </table:table-cell>
          <table:table-cell table:formula="of:=[.D3]*1000/46.07" office:value-type="float" office:value="0" calcext:value-type="float">
            <text:p>0</text:p>
          </table:table-cell>
          <table:table-cell table:formula="of:=[.E3]*1000/44.01" office:value-type="float" office:value="5.52964930738012" calcext:value-type="float">
            <text:p>5.52964930738012</text:p>
          </table:table-cell>
        </table:table-row>
        <table:table-row table:style-name="ro1">
          <table:table-cell office:value-type="float" office:value="0.202" calcext:value-type="float">
            <text:p>0.202</text:p>
          </table:table-cell>
          <table:table-cell office:value-type="float" office:value="-0.405193958264236" calcext:value-type="float">
            <text:p>-0.405193958264236</text:p>
          </table:table-cell>
          <table:table-cell office:value-type="float" office:value="-0.175982301343376" calcext:value-type="float">
            <text:p>-0.175982301343376</text:p>
          </table:table-cell>
          <table:table-cell office:value-type="float" office:value="0" calcext:value-type="float">
            <text:p>0</text:p>
          </table:table-cell>
          <table:table-cell office:value-type="float" office:value="0.246451568509962" calcext:value-type="float">
            <text:p>0.246451568509962</text:p>
          </table:table-cell>
          <table:table-cell table:formula="of:=-1*[.B4]*1000/180.1516" office:value-type="float" office:value="2.24918323381106" calcext:value-type="float">
            <text:p>2.24918323381106</text:p>
          </table:table-cell>
          <table:table-cell table:formula="of:=-1*[.C4]*1000/32" office:value-type="float" office:value="5.4994469169805" calcext:value-type="float">
            <text:p>5.4994469169805</text:p>
          </table:table-cell>
          <table:table-cell table:formula="of:=[.D4]*1000/46.07" office:value-type="float" office:value="0" calcext:value-type="float">
            <text:p>0</text:p>
          </table:table-cell>
          <table:table-cell table:formula="of:=[.E4]*1000/44.01" office:value-type="float" office:value="5.59989930720205" calcext:value-type="float">
            <text:p>5.59989930720205</text:p>
          </table:table-cell>
        </table:table-row>
        <table:table-row table:style-name="ro1">
          <table:table-cell office:value-type="float" office:value="0.229" calcext:value-type="float">
            <text:p>0.229</text:p>
          </table:table-cell>
          <table:table-cell office:value-type="float" office:value="-0.460093742197835" calcext:value-type="float">
            <text:p>-0.460093742197835</text:p>
          </table:table-cell>
          <table:table-cell office:value-type="float" office:value="-0.191930467699866" calcext:value-type="float">
            <text:p>-0.191930467699866</text:p>
          </table:table-cell>
          <table:table-cell office:value-type="float" office:value="0" calcext:value-type="float">
            <text:p>0</text:p>
          </table:table-cell>
          <table:table-cell office:value-type="float" office:value="0.26181885816596" calcext:value-type="float">
            <text:p>0.26181885816596</text:p>
          </table:table-cell>
          <table:table-cell table:formula="of:=-1*[.B5]*1000/180.1516" office:value-type="float" office:value="2.55392537284062" calcext:value-type="float">
            <text:p>2.55392537284062</text:p>
          </table:table-cell>
          <table:table-cell table:formula="of:=-1*[.C5]*1000/32" office:value-type="float" office:value="5.99782711562081" calcext:value-type="float">
            <text:p>5.99782711562081</text:p>
          </table:table-cell>
          <table:table-cell table:formula="of:=[.D5]*1000/46.07" office:value-type="float" office:value="0" calcext:value-type="float">
            <text:p>0</text:p>
          </table:table-cell>
          <table:table-cell table:formula="of:=[.E5]*1000/44.01" office:value-type="float" office:value="5.94907653183277" calcext:value-type="float">
            <text:p>5.94907653183277</text:p>
          </table:table-cell>
        </table:table-row>
        <table:table-row table:style-name="ro1">
          <table:table-cell office:value-type="float" office:value="0.225" calcext:value-type="float">
            <text:p>0.225</text:p>
          </table:table-cell>
          <table:table-cell office:value-type="float" office:value="-0.452163728528528" calcext:value-type="float">
            <text:p>-0.452163728528528</text:p>
          </table:table-cell>
          <table:table-cell office:value-type="float" office:value="-0.189976190558735" calcext:value-type="float">
            <text:p>-0.189976190558735</text:p>
          </table:table-cell>
          <table:table-cell office:value-type="float" office:value="0" calcext:value-type="float">
            <text:p>0</text:p>
          </table:table-cell>
          <table:table-cell office:value-type="float" office:value="0.262108902847719" calcext:value-type="float">
            <text:p>0.262108902847719</text:p>
          </table:table-cell>
          <table:table-cell table:formula="of:=-1*[.B6]*1000/180.1516" office:value-type="float" office:value="2.50990681475229" calcext:value-type="float">
            <text:p>2.50990681475229</text:p>
          </table:table-cell>
          <table:table-cell table:formula="of:=-1*[.C6]*1000/32" office:value-type="float" office:value="5.93675595496047" calcext:value-type="float">
            <text:p>5.93675595496047</text:p>
          </table:table-cell>
          <table:table-cell table:formula="of:=[.D6]*1000/46.07" office:value-type="float" office:value="0" calcext:value-type="float">
            <text:p>0</text:p>
          </table:table-cell>
          <table:table-cell table:formula="of:=[.E6]*1000/44.01" office:value-type="float" office:value="5.95566695859393" calcext:value-type="float">
            <text:p>5.95566695859393</text:p>
          </table:table-cell>
        </table:table-row>
        <table:table-row table:style-name="ro1">
          <table:table-cell office:value-type="float" office:value="0.268" calcext:value-type="float">
            <text:p>0.268</text:p>
          </table:table-cell>
          <table:table-cell office:value-type="float" office:value="-0.56957375200144" calcext:value-type="float">
            <text:p>-0.56957375200144</text:p>
          </table:table-cell>
          <table:table-cell office:value-type="float" office:value="-0.219207429114406" calcext:value-type="float">
            <text:p>-0.219207429114406</text:p>
          </table:table-cell>
          <table:table-cell office:value-type="float" office:value="0" calcext:value-type="float">
            <text:p>0</text:p>
          </table:table-cell>
          <table:table-cell office:value-type="float" office:value="0.324598410461751" calcext:value-type="float">
            <text:p>0.324598410461751</text:p>
          </table:table-cell>
          <table:table-cell table:formula="of:=-1*[.B7]*1000/180.1516" office:value-type="float" office:value="3.16163582228212" calcext:value-type="float">
            <text:p>3.16163582228212</text:p>
          </table:table-cell>
          <table:table-cell table:formula="of:=-1*[.C7]*1000/32" office:value-type="float" office:value="6.85023215982519" calcext:value-type="float">
            <text:p>6.85023215982519</text:p>
          </table:table-cell>
          <table:table-cell table:formula="of:=[.D7]*1000/46.07" office:value-type="float" office:value="0" calcext:value-type="float">
            <text:p>0</text:p>
          </table:table-cell>
          <table:table-cell table:formula="of:=[.E7]*1000/44.01" office:value-type="float" office:value="7.37556033769032" calcext:value-type="float">
            <text:p>7.37556033769032</text:p>
          </table:table-cell>
        </table:table-row>
        <table:table-row table:style-name="ro1">
          <table:table-cell office:value-type="float" office:value="0.273" calcext:value-type="float">
            <text:p>0.273</text:p>
          </table:table-cell>
          <table:table-cell office:value-type="float" office:value="-0.576151958912225" calcext:value-type="float">
            <text:p>-0.576151958912225</text:p>
          </table:table-cell>
          <table:table-cell office:value-type="float" office:value="-0.247588701120156" calcext:value-type="float">
            <text:p>-0.247588701120156</text:p>
          </table:table-cell>
          <table:table-cell office:value-type="float" office:value="0" calcext:value-type="float">
            <text:p>0</text:p>
          </table:table-cell>
          <table:table-cell office:value-type="float" office:value="0.367278988447537" calcext:value-type="float">
            <text:p>0.367278988447537</text:p>
          </table:table-cell>
          <table:table-cell table:formula="of:=-1*[.B8]*1000/180.1516" office:value-type="float" office:value="3.19815066262095" calcext:value-type="float">
            <text:p>3.19815066262095</text:p>
          </table:table-cell>
          <table:table-cell table:formula="of:=-1*[.C8]*1000/32" office:value-type="float" office:value="7.73714691000488" calcext:value-type="float">
            <text:p>7.73714691000488</text:p>
          </table:table-cell>
          <table:table-cell table:formula="of:=[.D8]*1000/46.07" office:value-type="float" office:value="0" calcext:value-type="float">
            <text:p>0</text:p>
          </table:table-cell>
          <table:table-cell table:formula="of:=[.E8]*1000/44.01" office:value-type="float" office:value="8.34535306629259" calcext:value-type="float">
            <text:p>8.34535306629259</text:p>
          </table:table-cell>
        </table:table-row>
        <table:table-row table:style-name="ro1">
          <table:table-cell office:value-type="float" office:value="0.303" calcext:value-type="float">
            <text:p>0.303</text:p>
          </table:table-cell>
          <table:table-cell office:value-type="float" office:value="-0.741738781398467" calcext:value-type="float">
            <text:p>-0.741738781398467</text:p>
          </table:table-cell>
          <table:table-cell office:value-type="float" office:value="-0.241119333521633" calcext:value-type="float">
            <text:p>-0.241119333521633</text:p>
          </table:table-cell>
          <table:table-cell office:value-type="float" office:value="0.0537153104935538" calcext:value-type="float">
            <text:p>0.053715310493554</text:p>
          </table:table-cell>
          <table:table-cell office:value-type="float" office:value="0.359310232226947" calcext:value-type="float">
            <text:p>0.359310232226947</text:p>
          </table:table-cell>
          <table:table-cell table:formula="of:=-1*[.B9]*1000/180.1516" office:value-type="float" office:value="4.11730332341465" calcext:value-type="float">
            <text:p>4.11730332341465</text:p>
          </table:table-cell>
          <table:table-cell table:formula="of:=-1*[.C9]*1000/32" office:value-type="float" office:value="7.53497917255103" calcext:value-type="float">
            <text:p>7.53497917255103</text:p>
          </table:table-cell>
          <table:table-cell table:formula="of:=[.D9]*1000/46.07" office:value-type="float" office:value="1.16594986962348" calcext:value-type="float">
            <text:p>1.16594986962348</text:p>
          </table:table-cell>
          <table:table-cell table:formula="of:=[.E9]*1000/44.01" office:value-type="float" office:value="8.16428612194835" calcext:value-type="float">
            <text:p>8.16428612194835</text:p>
          </table:table-cell>
        </table:table-row>
        <table:table-row table:style-name="ro1">
          <table:table-cell office:value-type="float" office:value="0.302" calcext:value-type="float">
            <text:p>0.302</text:p>
          </table:table-cell>
          <table:table-cell office:value-type="float" office:value="-0.768485846105025" calcext:value-type="float">
            <text:p>-0.768485846105025</text:p>
          </table:table-cell>
          <table:table-cell office:value-type="float" office:value="-0.226279698908791" calcext:value-type="float">
            <text:p>-0.226279698908791</text:p>
          </table:table-cell>
          <table:table-cell office:value-type="float" office:value="0.0878129408280803" calcext:value-type="float">
            <text:p>0.08781294082808</text:p>
          </table:table-cell>
          <table:table-cell office:value-type="float" office:value="0.353403065153431" calcext:value-type="float">
            <text:p>0.353403065153431</text:p>
          </table:table-cell>
          <table:table-cell table:formula="of:=-1*[.B10]*1000/180.1516" office:value-type="float" office:value="4.26577308280928" calcext:value-type="float">
            <text:p>4.26577308280928</text:p>
          </table:table-cell>
          <table:table-cell table:formula="of:=-1*[.C10]*1000/32" office:value-type="float" office:value="7.07124059089972" calcext:value-type="float">
            <text:p>7.07124059089972</text:p>
          </table:table-cell>
          <table:table-cell table:formula="of:=[.D10]*1000/46.07" office:value-type="float" office:value="1.90607642344433" calcext:value-type="float">
            <text:p>1.90607642344433</text:p>
          </table:table-cell>
          <table:table-cell table:formula="of:=[.E10]*1000/44.01" office:value-type="float" office:value="8.03006283011659" calcext:value-type="float">
            <text:p>8.03006283011659</text:p>
          </table:table-cell>
        </table:table-row>
        <table:table-row table:style-name="ro1">
          <table:table-cell office:value-type="float" office:value="0.3" calcext:value-type="float">
            <text:p>0.300</text:p>
          </table:table-cell>
          <table:table-cell office:value-type="float" office:value="-0.782412733029738" calcext:value-type="float">
            <text:p>-0.782412733029738</text:p>
          </table:table-cell>
          <table:table-cell office:value-type="float" office:value="-0.199447775830514" calcext:value-type="float">
            <text:p>-0.199447775830514</text:p>
          </table:table-cell>
          <table:table-cell office:value-type="float" office:value="0.139486944863943" calcext:value-type="float">
            <text:p>0.139486944863943</text:p>
          </table:table-cell>
          <table:table-cell office:value-type="float" office:value="0.343466172870518" calcext:value-type="float">
            <text:p>0.343466172870518</text:p>
          </table:table-cell>
          <table:table-cell table:formula="of:=-1*[.B11]*1000/180.1516" office:value-type="float" office:value="4.34307956759606" calcext:value-type="float">
            <text:p>4.34307956759606</text:p>
          </table:table-cell>
          <table:table-cell table:formula="of:=-1*[.C11]*1000/32" office:value-type="float" office:value="6.23274299470356" calcext:value-type="float">
            <text:p>6.23274299470356</text:p>
          </table:table-cell>
          <table:table-cell table:formula="of:=[.D11]*1000/46.07" office:value-type="float" office:value="3.02771749216286" calcext:value-type="float">
            <text:p>3.02771749216286</text:p>
          </table:table-cell>
          <table:table-cell table:formula="of:=[.E11]*1000/44.01" office:value-type="float" office:value="7.80427568440168" calcext:value-type="float">
            <text:p>7.80427568440168</text:p>
          </table:table-cell>
        </table:table-row>
        <table:table-row table:style-name="ro1">
          <table:table-cell office:value-type="float" office:value="0.3" calcext:value-type="float">
            <text:p>0.300</text:p>
          </table:table-cell>
          <table:table-cell office:value-type="float" office:value="-0.775293601404516" calcext:value-type="float">
            <text:p>-0.775293601404516</text:p>
          </table:table-cell>
          <table:table-cell office:value-type="float" office:value="-0.202312171143849" calcext:value-type="float">
            <text:p>-0.202312171143849</text:p>
          </table:table-cell>
          <table:table-cell office:value-type="float" office:value="0.132532425383893" calcext:value-type="float">
            <text:p>0.132532425383893</text:p>
          </table:table-cell>
          <table:table-cell office:value-type="float" office:value="0.347060835888645" calcext:value-type="float">
            <text:p>0.347060835888645</text:p>
          </table:table-cell>
          <table:table-cell table:formula="of:=-1*[.B12]*1000/180.1516" office:value-type="float" office:value="4.30356211881835" calcext:value-type="float">
            <text:p>4.30356211881835</text:p>
          </table:table-cell>
          <table:table-cell table:formula="of:=-1*[.C12]*1000/32" office:value-type="float" office:value="6.32225534824528" calcext:value-type="float">
            <text:p>6.32225534824528</text:p>
          </table:table-cell>
          <table:table-cell table:formula="of:=[.D12]*1000/46.07" office:value-type="float" office:value="2.87676200095275" calcext:value-type="float">
            <text:p>2.87676200095275</text:p>
          </table:table-cell>
          <table:table-cell table:formula="of:=[.E12]*1000/44.01" office:value-type="float" office:value="7.88595400792195" calcext:value-type="float">
            <text:p>7.88595400792195</text:p>
          </table:table-cell>
        </table:table-row>
        <table:table-row table:style-name="ro1">
          <table:table-cell office:value-type="float" office:value="0.316" calcext:value-type="float">
            <text:p>0.316</text:p>
          </table:table-cell>
          <table:table-cell office:value-type="float" office:value="-0.753368130259005" calcext:value-type="float">
            <text:p>-0.753368130259005</text:p>
          </table:table-cell>
          <table:table-cell office:value-type="float" office:value="-0.246160970176401" calcext:value-type="float">
            <text:p>-0.246160970176401</text:p>
          </table:table-cell>
          <table:table-cell office:value-type="float" office:value="0.0651747843616405" calcext:value-type="float">
            <text:p>0.065174784361641</text:p>
          </table:table-cell>
          <table:table-cell office:value-type="float" office:value="0.388947731845695" calcext:value-type="float">
            <text:p>0.388947731845695</text:p>
          </table:table-cell>
          <table:table-cell table:formula="of:=-1*[.B13]*1000/180.1516" office:value-type="float" office:value="4.18185644900742" calcext:value-type="float">
            <text:p>4.18185644900742</text:p>
          </table:table-cell>
          <table:table-cell table:formula="of:=-1*[.C13]*1000/32" office:value-type="float" office:value="7.69253031801253" calcext:value-type="float">
            <text:p>7.69253031801253</text:p>
          </table:table-cell>
          <table:table-cell table:formula="of:=[.D13]*1000/46.07" office:value-type="float" office:value="1.41469034863557" calcext:value-type="float">
            <text:p>1.41469034863557</text:p>
          </table:table-cell>
          <table:table-cell table:formula="of:=[.E13]*1000/44.01" office:value-type="float" office:value="8.83771260726415" calcext:value-type="float">
            <text:p>8.83771260726415</text:p>
          </table:table-cell>
        </table:table-row>
        <table:table-row table:style-name="ro1">
          <table:table-cell office:value-type="float" office:value="0.32" calcext:value-type="float">
            <text:p>0.320</text:p>
          </table:table-cell>
          <table:table-cell office:value-type="float" office:value="-0.753368130259005" calcext:value-type="float">
            <text:p>-0.753368130259005</text:p>
          </table:table-cell>
          <table:table-cell office:value-type="float" office:value="-0.236303232459012" calcext:value-type="float">
            <text:p>-0.236303232459012</text:p>
          </table:table-cell>
          <table:table-cell office:value-type="float" office:value="0.0849023825681132" calcext:value-type="float">
            <text:p>0.084902382568113</text:p>
          </table:table-cell>
          <table:table-cell office:value-type="float" office:value="0.389250027414237" calcext:value-type="float">
            <text:p>0.389250027414237</text:p>
          </table:table-cell>
          <table:table-cell table:formula="of:=-1*[.B14]*1000/180.1516" office:value-type="float" office:value="4.18185644900742" calcext:value-type="float">
            <text:p>4.18185644900742</text:p>
          </table:table-cell>
          <table:table-cell table:formula="of:=-1*[.C14]*1000/32" office:value-type="float" office:value="7.38447601434413" calcext:value-type="float">
            <text:p>7.38447601434413</text:p>
          </table:table-cell>
          <table:table-cell table:formula="of:=[.D14]*1000/46.07" office:value-type="float" office:value="1.84289955650343" calcext:value-type="float">
            <text:p>1.84289955650343</text:p>
          </table:table-cell>
          <table:table-cell table:formula="of:=[.E14]*1000/44.01" office:value-type="float" office:value="8.84458140000539" calcext:value-type="float">
            <text:p>8.84458140000539</text:p>
          </table:table-cell>
        </table:table-row>
        <table:table-row table:style-name="ro1">
          <table:table-cell office:value-type="float" office:value="0.32" calcext:value-type="float">
            <text:p>0.320</text:p>
          </table:table-cell>
          <table:table-cell office:value-type="float" office:value="-0.876837523357052" calcext:value-type="float">
            <text:p>-0.876837523357052</text:p>
          </table:table-cell>
          <table:table-cell office:value-type="float" office:value="-0.18697562850359" calcext:value-type="float">
            <text:p>-0.18697562850359</text:p>
          </table:table-cell>
          <table:table-cell office:value-type="float" office:value="0.227664729894897" calcext:value-type="float">
            <text:p>0.227664729894897</text:p>
          </table:table-cell>
          <table:table-cell office:value-type="float" office:value="0.35111875955277" calcext:value-type="float">
            <text:p>0.35111875955277</text:p>
          </table:table-cell>
          <table:table-cell table:formula="of:=-1*[.B15]*1000/180.1516" office:value-type="float" office:value="4.86722029311453" calcext:value-type="float">
            <text:p>4.86722029311453</text:p>
          </table:table-cell>
          <table:table-cell table:formula="of:=-1*[.C15]*1000/32" office:value-type="float" office:value="5.84298839073719" calcext:value-type="float">
            <text:p>5.84298839073719</text:p>
          </table:table-cell>
          <table:table-cell table:formula="of:=[.D15]*1000/46.07" office:value-type="float" office:value="4.94171326014537" calcext:value-type="float">
            <text:p>4.94171326014537</text:p>
          </table:table-cell>
          <table:table-cell table:formula="of:=[.E15]*1000/44.01" office:value-type="float" office:value="7.9781585901561" calcext:value-type="float">
            <text:p>7.9781585901561</text:p>
          </table:table-cell>
        </table:table-row>
        <table:table-row table:style-name="ro1">
          <table:table-cell office:value-type="float" office:value="0.32" calcext:value-type="float">
            <text:p>0.320</text:p>
          </table:table-cell>
          <table:table-cell office:value-type="float" office:value="-0.892531347481014" calcext:value-type="float">
            <text:p>-0.892531347481014</text:p>
          </table:table-cell>
          <table:table-cell office:value-type="float" office:value="-0.180809511779577" calcext:value-type="float">
            <text:p>-0.180809511779577</text:p>
          </table:table-cell>
          <table:table-cell office:value-type="float" office:value="0.248995630815806" calcext:value-type="float">
            <text:p>0.248995630815806</text:p>
          </table:table-cell>
          <table:table-cell office:value-type="float" office:value="0.348532636135799" calcext:value-type="float">
            <text:p>0.348532636135799</text:p>
          </table:table-cell>
          <table:table-cell table:formula="of:=-1*[.B16]*1000/180.1516" office:value-type="float" office:value="4.95433483511117" calcext:value-type="float">
            <text:p>4.95433483511117</text:p>
          </table:table-cell>
          <table:table-cell table:formula="of:=-1*[.C16]*1000/32" office:value-type="float" office:value="5.65029724311178" calcext:value-type="float">
            <text:p>5.65029724311178</text:p>
          </table:table-cell>
          <table:table-cell table:formula="of:=[.D16]*1000/46.07" office:value-type="float" office:value="5.40472391612342" calcext:value-type="float">
            <text:p>5.40472391612342</text:p>
          </table:table-cell>
          <table:table-cell table:formula="of:=[.E16]*1000/44.01" office:value-type="float" office:value="7.91939641299248" calcext:value-type="float">
            <text:p>7.91939641299248</text:p>
          </table:table-cell>
        </table:table-row>
        <table:table-row table:style-name="ro1">
          <table:table-cell office:value-type="float" office:value="0.337" calcext:value-type="float">
            <text:p>0.337</text:p>
          </table:table-cell>
          <table:table-cell office:value-type="float" office:value="-1.01679036726437" calcext:value-type="float">
            <text:p>-1.01679036726437</text:p>
          </table:table-cell>
          <table:table-cell office:value-type="float" office:value="-0.169630069320532" calcext:value-type="float">
            <text:p>-0.169630069320532</text:p>
          </table:table-cell>
          <table:table-cell office:value-type="float" office:value="0.332893665527401" calcext:value-type="float">
            <text:p>0.332893665527401</text:p>
          </table:table-cell>
          <table:table-cell office:value-type="float" office:value="0.360169071078527" calcext:value-type="float">
            <text:p>0.360169071078527</text:p>
          </table:table-cell>
          <table:table-cell table:formula="of:=-1*[.B17]*1000/180.1516" office:value-type="float" office:value="5.64408180257278" calcext:value-type="float">
            <text:p>5.64408180257278</text:p>
          </table:table-cell>
          <table:table-cell table:formula="of:=-1*[.C17]*1000/32" office:value-type="float" office:value="5.30093966626663" calcext:value-type="float">
            <text:p>5.30093966626663</text:p>
          </table:table-cell>
          <table:table-cell table:formula="of:=[.D17]*1000/46.07" office:value-type="float" office:value="7.2258229982071" calcext:value-type="float">
            <text:p>7.2258229982071</text:p>
          </table:table-cell>
          <table:table-cell table:formula="of:=[.E17]*1000/44.01" office:value-type="float" office:value="8.18380075161389" calcext:value-type="float">
            <text:p>8.18380075161389</text:p>
          </table:table-cell>
        </table:table-row>
        <table:table-row table:style-name="ro1">
          <table:table-cell table:style-name="ce4" office:value-type="float" office:value="0.34" calcext:value-type="float">
            <text:p>0.340</text:p>
          </table:table-cell>
          <table:table-cell table:style-name="ce7" office:value-type="float" office:value="-1.08198831004968" calcext:value-type="float">
            <text:p>-1.08198831004968</text:p>
          </table:table-cell>
          <table:table-cell table:style-name="ce10" office:value-type="float" office:value="-0.150677850668704" calcext:value-type="float">
            <text:p>-0.150677850668704</text:p>
          </table:table-cell>
          <table:table-cell table:style-name="ce10" office:value-type="float" office:value="0.395610862776327" calcext:value-type="float">
            <text:p>0.395610862776327</text:p>
          </table:table-cell>
          <table:table-cell table:style-name="ce14" office:value-type="float" office:value="0.349835242042069" calcext:value-type="float">
            <text:p>0.349835242042069</text:p>
          </table:table-cell>
          <table:table-cell table:style-name="ce7" table:formula="of:=-1*[.B18]*1000/180.1516" office:value-type="float" office:value="6.00598779055906" calcext:value-type="float">
            <text:p>6.00598779055906</text:p>
          </table:table-cell>
          <table:table-cell table:style-name="ce10" table:formula="of:=-1*[.C18]*1000/32" office:value-type="float" office:value="4.708682833397" calcext:value-type="float">
            <text:p>4.708682833397</text:p>
          </table:table-cell>
          <table:table-cell table:style-name="ce10" table:formula="of:=[.D18]*1000/46.07" office:value-type="float" office:value="8.58716871665568" calcext:value-type="float">
            <text:p>8.58716871665568</text:p>
          </table:table-cell>
          <table:table-cell table:style-name="ce14" table:formula="of:=[.E18]*1000/44.01" office:value-type="float" office:value="7.94899436587296" calcext:value-type="float">
            <text:p>7.9489943658729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1" loext:min-decimal-places="1" number:min-integer-digits="1"/>
    </number:number-style>
    <number:number-style style:name="N126">
      <number:number number:decimal-places="3" loext:min-decimal-places="3" number:min-integer-digits="1"/>
    </number:number-style>
    <number:number-style style:name="N127">
      <number:number number:decimal-places="4" loext:min-decimal-places="4" number:min-integer-digits="1"/>
    </number:number-style>
    <number:currency-style style:name="N128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8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8P0"/>
    </number:currency-style>
    <number:currency-style style:name="N129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9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9P0"/>
    </number:currency-style>
    <number:currency-style style:name="N130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30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31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31P0"/>
    </number:currency-style>
    <number:date-style style:name="N132">
      <number:month/>
      <number:text>/</number:text>
      <number:day/>
      <number:text>/</number:text>
      <number:year number:style="long"/>
    </number:date-style>
    <number:date-style style:name="N133">
      <number:day/>
      <number:text>-</number:text>
      <number:month number:textual="true"/>
      <number:text>-</number:text>
      <number:year/>
    </number:date-style>
    <number:date-style style:name="N134">
      <number:day/>
      <number:text>-</number:text>
      <number:month number:textual="true"/>
    </number:date-style>
    <number:date-style style:name="N135">
      <number:month number:textual="true"/>
      <number:text>-</number:text>
      <number:year/>
    </number:date-style>
    <number:time-style style:name="N136">
      <number:hours/>
      <number:text>:</number:text>
      <number:minutes number:style="long"/>
      <number:text> </number:text>
      <number:am-pm/>
    </number:time-style>
    <number:time-style style:name="N137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8">
      <number:hours/>
      <number:text>:</number:text>
      <number:minutes number:style="long"/>
    </number:time-style>
    <number:time-style style:name="N139">
      <number:hours/>
      <number:text>:</number:text>
      <number:minutes number:style="long"/>
      <number:text>:</number:text>
      <number:seconds number:style="long"/>
    </number:time-style>
    <number:date-style style:name="N140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1P0" style:volatile="true">
      <number:number number:decimal-places="0" loext:min-decimal-places="0" number:min-integer-digits="1" number:grouping="true"/>
      <number:text> </number:text>
    </number:number-style>
    <number:number-style style:name="N141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number number:decimal-places="2" loext:min-decimal-places="2" number:min-integer-digits="1" number:grouping="true"/>
      <number:text> </number:text>
    </number:number-style>
    <number:number-style style:name="N142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42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4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4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4P2" style:volatile="true">
      <number:text> </number:text>
      <number:currency-symbol/>
      <loext:fill-character> </loext:fill-character>
      <number:text>- </number:text>
    </number:currency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5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5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5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currency-style style:name="N146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46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46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15">00/00/0000</text:date>, <text:time style:data-style-name="N2" text:time-value="10:46:28.42715801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3-03T20:44:29.280213420</meta:creation-date>
    <dc:date>2020-09-15T10:58:33.540678182</dc:date>
    <meta:editing-duration>PT16M50S</meta:editing-duration>
    <meta:editing-cycles>3</meta:editing-cycles>
    <meta:generator>LibreOffice/6.4.5.2$Linux_X86_64 LibreOffice_project/40$Build-2</meta:generator>
    <dc:creator>Pranas Aurelijus Grigaitis</dc:creator>
    <meta:document-statistic meta:table-count="1" meta:cell-count="155" meta:object-count="0"/>
  </office:meta>
</office:document-meta>
</file>